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53" calcext:value-type="float">
            <text:p>753</text:p>
          </table:table-cell>
          <table:table-cell table:style-name="ce7" table:formula="of:=COUNTIF([.B7:.B999];&quot;X&quot;)" office:value-type="float" office:value="640" calcext:value-type="float">
            <text:p>640</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6" calcext:value-type="float">
            <text:p>86</text:p>
          </table:table-cell>
          <table:table-cell table:style-name="ce25" table:formula="of:=SUM([.B2:.F2])" office:value-type="float" office:value="800" calcext:value-type="float">
            <text:p>80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20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04">00/00/0000</text:date>, <text:time style:data-style-name="N2" text:time-value="22:02:38.63649602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04T22:03:05.959541632</dc:date>
    <meta:editing-duration>PT21H38M</meta:editing-duration>
    <meta:editing-cycles>741</meta:editing-cycles>
    <meta:document-statistic meta:table-count="1" meta:cell-count="4528" meta:object-count="0"/>
  </office:meta>
</office:document-meta>
</file>